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4" style:family="table-cell" style:parent-style-name="Default" style:data-style-name="N2">
      <style:table-cell-properties fo:border="none"/>
    </style:style>
    <style:style style:name="ce5" style:family="table-cell" style:parent-style-name="Default" style:data-style-name="N125">
      <style:table-cell-properties fo:border="none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r.</text:p>
          </table:table-cell>
          <table:table-cell office:value-type="string" calcext:value-type="string">
            <text:p>pic.</text:p>
          </table:table-cell>
          <table:table-cell office:value-type="string" calcext:value-type="string">
            <text:p>success time</text:p>
          </table:table-cell>
          <table:table-cell table:style-name="ce1" office:value-type="string" calcext:value-type="string">
            <text:p>acc.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plat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style-name="ce4" table:formula="of:=([.D2]/[.$A$1])*100" office:value-type="float" office:value="53.3333333333333" calcext:value-type="float">
            <text:p>5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 adapter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4" table:formula="of:=([.D3]/[.$A$1])*100" office:value-type="float" office:value="6.66666666666667" calcext:value-type="float">
            <text:p>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d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table:formula="of:=([.D4]/[.$A$1])*100" office:value-type="float" office:value="46.6666666666667" calcext:value-type="float">
            <text:p>4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ay ca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ce4" table:formula="of:=([.D5]/[.$A$1])*100" office:value-type="float" office:value="46.6666666666667" calcext:value-type="float">
            <text:p>4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th brush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7" calcext:value-type="float">
            <text:p>7</text:p>
          </table:table-cell>
          <table:table-cell table:style-name="ce4" table:formula="of:=([.D6]/[.$A$1])*100" office:value-type="float" office:value="46.6666666666667" calcext:value-type="float">
            <text:p>4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colate sn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table:formula="of:=([.D7]/[.$A$1])*100" office:value-type="float" office:value="53.3333333333333" calcext:value-type="float">
            <text:p>5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l pho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table:formula="of:=([.D8]/[.$A$1])*100" office:value-type="float" office:value="53.3333333333333" calcext:value-type="float">
            <text:p>5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metic bottle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4" table:formula="of:=([.D9]/[.$A$1])*100" office:value-type="float" office:value="60" calcext:value-type="float">
            <text:p>6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 mous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table:formula="of:=([.D10]/[.$A$1])*100" office:value-type="float" office:value="40" calcext:value-type="float">
            <text:p>4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4" table:formula="of:=([.D11]/[.$A$1])*100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table:formula="of:=([.D12]/[.$A$1])*100" office:value-type="float" office:value="20" calcext:value-type="float">
            <text:p>2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o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table:formula="of:=([.D13]/[.$A$1])*100" office:value-type="float" office:value="53.3333333333333" calcext:value-type="float">
            <text:p>53.33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Flashligh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formula="of:=([.D14]/[.$A$1])*100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pepper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4" table:formula="of:=([.D15]/[.$A$1])*100" office:value-type="float" office:value="60" calcext:value-type="float">
            <text:p>6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p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([.D16]/[.$A$1])*100" office:value-type="float" office:value="20" calcext:value-type="float">
            <text:p>20.00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Lemon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13" calcext:value-type="float">
            <text:p>13</text:p>
          </table:table-cell>
          <table:table-cell table:style-name="ce4" table:formula="of:=([.D17]/[.$A$1])*100" office:value-type="float" office:value="86.6666666666667" calcext:value-type="float">
            <text:p>8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glasse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4" table:formula="of:=([.D18]/[.$A$1])*100" office:value-type="float" office:value="40" calcext:value-type="float">
            <text:p>4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nife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table:formula="of:=([.D19]/[.$A$1])*100" office:value-type="float" office:value="40" calcext:value-type="float">
            <text:p>4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tul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4" table:formula="of:=([.D20]/[.$A$1])*100" office:value-type="float" office:value="60" calcext:value-type="float">
            <text:p>6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sk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4" table:formula="of:=([.D21]/[.$A$1])*100" office:value-type="float" office:value="46.6666666666667" calcext:value-type="float">
            <text:p>4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aped razo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4" table:formula="of:=([.D22]/[.$A$1])*100" office:value-type="float" office:value="46.6666666666667" calcext:value-type="float">
            <text:p>46.67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style-name="ce2"/>
          <table:table-cell table:number-columns-repeated="2"/>
          <table:table-cell table:style-name="ce3"/>
          <table:table-cell table:number-columns-repeated="3"/>
        </table:table-row>
        <table:table-row table:style-name="ro2" table:number-rows-repeated="16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2:00:47.940541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1:55:51.282389455</meta:creation-date>
    <dc:date>2017-04-27T03:14:48.124442802</dc:date>
    <meta:editing-duration>PT9H45M17S</meta:editing-duration>
    <meta:editing-cycles>26</meta:editing-cycles>
    <meta:generator>LibreOffice/4.2.8.2$Linux_X86_64 LibreOffice_project/420m0$Build-2</meta:generator>
    <meta:document-statistic meta:table-count="1" meta:cell-count="110" meta:object-count="0"/>
  </office:meta>
</office:document-meta>
</file>